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tt 1</text:p>
          </table:table-cell>
          <table:table-cell office:value-type="string">
            <text:p>Att 2</text:p>
          </table:table-cell>
          <table:table-cell office:value-type="string">
            <text:p>soc</text:p>
          </table:table-cell>
          <table:table-cell office:value-type="string">
            <text:p>LVL REQ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IF([.A2] = &quot;L&quot;;1;IF([.A2]=&quot;M&quot;;15;IF([.A2]=&quot;H&quot;;30))) + IF([.B2] = &quot;L&quot;;1;IF([.B2]=&quot;M&quot;;15;IF([.B2]=&quot;H&quot;;30))) + ([.C2]* 4 + 1)" office:value-type="float" office:value="2">
            <text:p>2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IF([.A3] = &quot;L&quot;;1;IF([.A3]=&quot;M&quot;;15;IF([.A3]=&quot;H&quot;;30))) + IF([.B3] = &quot;L&quot;;1;IF([.B3]=&quot;M&quot;;15;IF([.B3]=&quot;H&quot;;30))) + ([.C3]* 4 + 1)" office:value-type="float" office:value="6">
            <text:p>6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formula="of:=IF([.A4] = &quot;L&quot;;1;IF([.A4]=&quot;M&quot;;15;IF([.A4]=&quot;H&quot;;30))) + IF([.B4] = &quot;L&quot;;1;IF([.B4]=&quot;M&quot;;15;IF([.B4]=&quot;H&quot;;30))) + ([.C4]* 4 + 1)" office:value-type="float" office:value="10">
            <text:p>10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formula="of:=IF([.A5] = &quot;L&quot;;1;IF([.A5]=&quot;M&quot;;15;IF([.A5]=&quot;H&quot;;30))) + IF([.B5] = &quot;L&quot;;1;IF([.B5]=&quot;M&quot;;15;IF([.B5]=&quot;H&quot;;30))) + ([.C5]* 4 + 1)" office:value-type="float" office:value="14">
            <text:p>14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IF([.A6] = &quot;L&quot;;1;IF([.A6]=&quot;M&quot;;15;IF([.A6]=&quot;H&quot;;30))) + IF([.B6] = &quot;L&quot;;1;IF([.B6]=&quot;M&quot;;15;IF([.B6]=&quot;H&quot;;30))) + ([.C6]* 4 + 1)" office:value-type="float" office:value="18">
            <text:p>18</text:p>
          </table:table-cell>
        </table:table-row>
        <table:table-row table:style-name="ro2">
          <table:table-cell table:number-columns-repeated="2" office:value-type="string">
            <text:p>L</text:p>
          </table:table-cell>
          <table:table-cell office:value-type="float" office:value="0">
            <text:p>0</text:p>
          </table:table-cell>
          <table:table-cell table:formula="of:=IF([.A7] = &quot;L&quot;;1;IF([.A7]=&quot;M&quot;;15;IF([.A7]=&quot;H&quot;;30))) + IF([.B7] = &quot;L&quot;;1;IF([.B7]=&quot;M&quot;;15;IF([.B7]=&quot;H&quot;;30))) + ([.C7]* 4 + 1)"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L</text:p>
          </table:table-cell>
          <table:table-cell office:value-type="float" office:value="1">
            <text:p>1</text:p>
          </table:table-cell>
          <table:table-cell table:formula="of:=IF([.A8] = &quot;L&quot;;1;IF([.A8]=&quot;M&quot;;15;IF([.A8]=&quot;H&quot;;30))) + IF([.B8] = &quot;L&quot;;1;IF([.B8]=&quot;M&quot;;15;IF([.B8]=&quot;H&quot;;30))) + ([.C8]* 4 + 1)" office:value-type="float" office:value="7">
            <text:p>7</text:p>
          </table:table-cell>
        </table:table-row>
        <table:table-row table:style-name="ro2">
          <table:table-cell table:number-columns-repeated="2" office:value-type="string">
            <text:p>L</text:p>
          </table:table-cell>
          <table:table-cell office:value-type="float" office:value="2">
            <text:p>2</text:p>
          </table:table-cell>
          <table:table-cell table:formula="of:=IF([.A9] = &quot;L&quot;;1;IF([.A9]=&quot;M&quot;;15;IF([.A9]=&quot;H&quot;;30))) + IF([.B9] = &quot;L&quot;;1;IF([.B9]=&quot;M&quot;;15;IF([.B9]=&quot;H&quot;;30))) + ([.C9]* 4 + 1)" office:value-type="float" office:value="11">
            <text:p>11</text:p>
          </table:table-cell>
        </table:table-row>
        <table:table-row table:style-name="ro2">
          <table:table-cell table:number-columns-repeated="2" office:value-type="string">
            <text:p>L</text:p>
          </table:table-cell>
          <table:table-cell office:value-type="float" office:value="3">
            <text:p>3</text:p>
          </table:table-cell>
          <table:table-cell table:formula="of:=IF([.A10] = &quot;L&quot;;1;IF([.A10]=&quot;M&quot;;15;IF([.A10]=&quot;H&quot;;30))) + IF([.B10] = &quot;L&quot;;1;IF([.B10]=&quot;M&quot;;15;IF([.B10]=&quot;H&quot;;30))) + ([.C10]* 4 + 1)" office:value-type="float" office:value="15">
            <text:p>15</text:p>
          </table:table-cell>
        </table:table-row>
        <table:table-row table:style-name="ro2">
          <table:table-cell table:number-columns-repeated="2" office:value-type="string">
            <text:p>L</text:p>
          </table:table-cell>
          <table:table-cell office:value-type="float" office:value="4">
            <text:p>4</text:p>
          </table:table-cell>
          <table:table-cell table:formula="of:=IF([.A11] = &quot;L&quot;;1;IF([.A11]=&quot;M&quot;;15;IF([.A11]=&quot;H&quot;;30))) + IF([.B11] = &quot;L&quot;;1;IF([.B11]=&quot;M&quot;;15;IF([.B11]=&quot;H&quot;;30))) + ([.C11]* 4 + 1)" office:value-type="float" office:value="19">
            <text:p>19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IF([.A12] = &quot;L&quot;;1;IF([.A12]=&quot;M&quot;;15;IF([.A12]=&quot;H&quot;;30))) + IF([.B12] = &quot;L&quot;;1;IF([.B12]=&quot;M&quot;;15;IF([.B12]=&quot;H&quot;;30))) + ([.C12]* 4 + 1)" office:value-type="float" office:value="16">
            <text:p>16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IF([.A13] = &quot;L&quot;;1;IF([.A13]=&quot;M&quot;;15;IF([.A13]=&quot;H&quot;;30))) + IF([.B13] = &quot;L&quot;;1;IF([.B13]=&quot;M&quot;;15;IF([.B13]=&quot;H&quot;;30))) + ([.C13]* 4 + 1)" office:value-type="float" office:value="20">
            <text:p>20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formula="of:=IF([.A14] = &quot;L&quot;;1;IF([.A14]=&quot;M&quot;;15;IF([.A14]=&quot;H&quot;;30))) + IF([.B14] = &quot;L&quot;;1;IF([.B14]=&quot;M&quot;;15;IF([.B14]=&quot;H&quot;;30))) + ([.C14]* 4 + 1)" office:value-type="float" office:value="24">
            <text:p>24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formula="of:=IF([.A15] = &quot;L&quot;;1;IF([.A15]=&quot;M&quot;;15;IF([.A15]=&quot;H&quot;;30))) + IF([.B15] = &quot;L&quot;;1;IF([.B15]=&quot;M&quot;;15;IF([.B15]=&quot;H&quot;;30))) + ([.C15]* 4 + 1)" office:value-type="float" office:value="28">
            <text:p>28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IF([.A16] = &quot;L&quot;;1;IF([.A16]=&quot;M&quot;;15;IF([.A16]=&quot;H&quot;;30))) + IF([.B16] = &quot;L&quot;;1;IF([.B16]=&quot;M&quot;;15;IF([.B16]=&quot;H&quot;;30))) + ([.C16]* 4 + 1)" office:value-type="float" office:value="32">
            <text:p>32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formula="of:=IF([.A17] = &quot;L&quot;;1;IF([.A17]=&quot;M&quot;;15;IF([.A17]=&quot;H&quot;;30))) + IF([.B17] = &quot;L&quot;;1;IF([.B17]=&quot;M&quot;;15;IF([.B17]=&quot;H&quot;;30))) + ([.C17]* 4 + 1)" office:value-type="float" office:value="17">
            <text:p>17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formula="of:=IF([.A18] = &quot;L&quot;;1;IF([.A18]=&quot;M&quot;;15;IF([.A18]=&quot;H&quot;;30))) + IF([.B18] = &quot;L&quot;;1;IF([.B18]=&quot;M&quot;;15;IF([.B18]=&quot;H&quot;;30))) + ([.C18]* 4 + 1)" office:value-type="float" office:value="21">
            <text:p>21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formula="of:=IF([.A19] = &quot;L&quot;;1;IF([.A19]=&quot;M&quot;;15;IF([.A19]=&quot;H&quot;;30))) + IF([.B19] = &quot;L&quot;;1;IF([.B19]=&quot;M&quot;;15;IF([.B19]=&quot;H&quot;;30))) + ([.C19]* 4 + 1)" office:value-type="float" office:value="25">
            <text:p>25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formula="of:=IF([.A20] = &quot;L&quot;;1;IF([.A20]=&quot;M&quot;;15;IF([.A20]=&quot;H&quot;;30))) + IF([.B20] = &quot;L&quot;;1;IF([.B20]=&quot;M&quot;;15;IF([.B20]=&quot;H&quot;;30))) + ([.C20]* 4 + 1)" office:value-type="float" office:value="29">
            <text:p>29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formula="of:=IF([.A21] = &quot;L&quot;;1;IF([.A21]=&quot;M&quot;;15;IF([.A21]=&quot;H&quot;;30))) + IF([.B21] = &quot;L&quot;;1;IF([.B21]=&quot;M&quot;;15;IF([.B21]=&quot;H&quot;;30))) + ([.C21]* 4 + 1)" office:value-type="float" office:value="33">
            <text:p>33</text:p>
          </table:table-cell>
        </table:table-row>
        <table:table-row table:style-name="ro2">
          <table:table-cell table:number-columns-repeated="2" office:value-type="string">
            <text:p>M</text:p>
          </table:table-cell>
          <table:table-cell office:value-type="float" office:value="0">
            <text:p>0</text:p>
          </table:table-cell>
          <table:table-cell table:formula="of:=IF([.A22] = &quot;L&quot;;1;IF([.A22]=&quot;M&quot;;15;IF([.A22]=&quot;H&quot;;30))) + IF([.B22] = &quot;L&quot;;1;IF([.B22]=&quot;M&quot;;15;IF([.B22]=&quot;H&quot;;30))) + ([.C22]* 4 + 1)" office:value-type="float" office:value="31">
            <text:p>31</text:p>
          </table:table-cell>
        </table:table-row>
        <table:table-row table:style-name="ro2">
          <table:table-cell table:number-columns-repeated="2" office:value-type="string">
            <text:p>M</text:p>
          </table:table-cell>
          <table:table-cell office:value-type="float" office:value="1">
            <text:p>1</text:p>
          </table:table-cell>
          <table:table-cell table:formula="of:=IF([.A23] = &quot;L&quot;;1;IF([.A23]=&quot;M&quot;;15;IF([.A23]=&quot;H&quot;;30))) + IF([.B23] = &quot;L&quot;;1;IF([.B23]=&quot;M&quot;;15;IF([.B23]=&quot;H&quot;;30))) + ([.C23]* 4 + 1)" office:value-type="float" office:value="35">
            <text:p>35</text:p>
          </table:table-cell>
        </table:table-row>
        <table:table-row table:style-name="ro2">
          <table:table-cell table:number-columns-repeated="2" office:value-type="string">
            <text:p>M</text:p>
          </table:table-cell>
          <table:table-cell office:value-type="float" office:value="2">
            <text:p>2</text:p>
          </table:table-cell>
          <table:table-cell table:formula="of:=IF([.A24] = &quot;L&quot;;1;IF([.A24]=&quot;M&quot;;15;IF([.A24]=&quot;H&quot;;30))) + IF([.B24] = &quot;L&quot;;1;IF([.B24]=&quot;M&quot;;15;IF([.B24]=&quot;H&quot;;30))) + ([.C24]* 4 + 1)" office:value-type="float" office:value="39">
            <text:p>39</text:p>
          </table:table-cell>
        </table:table-row>
        <table:table-row table:style-name="ro2">
          <table:table-cell table:number-columns-repeated="2" office:value-type="string">
            <text:p>M</text:p>
          </table:table-cell>
          <table:table-cell office:value-type="float" office:value="3">
            <text:p>3</text:p>
          </table:table-cell>
          <table:table-cell table:formula="of:=IF([.A25] = &quot;L&quot;;1;IF([.A25]=&quot;M&quot;;15;IF([.A25]=&quot;H&quot;;30))) + IF([.B25] = &quot;L&quot;;1;IF([.B25]=&quot;M&quot;;15;IF([.B25]=&quot;H&quot;;30))) + ([.C25]* 4 + 1)" office:value-type="float" office:value="43">
            <text:p>43</text:p>
          </table:table-cell>
        </table:table-row>
        <table:table-row table:style-name="ro2">
          <table:table-cell table:number-columns-repeated="2" office:value-type="string">
            <text:p>M</text:p>
          </table:table-cell>
          <table:table-cell office:value-type="float" office:value="4">
            <text:p>4</text:p>
          </table:table-cell>
          <table:table-cell table:formula="of:=IF([.A26] = &quot;L&quot;;1;IF([.A26]=&quot;M&quot;;15;IF([.A26]=&quot;H&quot;;30))) + IF([.B26] = &quot;L&quot;;1;IF([.B26]=&quot;M&quot;;15;IF([.B26]=&quot;H&quot;;30))) + ([.C26]* 4 + 1)" office:value-type="float" office:value="47">
            <text:p>47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formula="of:=IF([.A27] = &quot;L&quot;;1;IF([.A27]=&quot;M&quot;;15;IF([.A27]=&quot;H&quot;;30))) + IF([.B27] = &quot;L&quot;;1;IF([.B27]=&quot;M&quot;;15;IF([.B27]=&quot;H&quot;;30))) + ([.C27]* 4 + 1)" office:value-type="float" office:value="31">
            <text:p>31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formula="of:=IF([.A28] = &quot;L&quot;;1;IF([.A28]=&quot;M&quot;;15;IF([.A28]=&quot;H&quot;;30))) + IF([.B28] = &quot;L&quot;;1;IF([.B28]=&quot;M&quot;;15;IF([.B28]=&quot;H&quot;;30))) + ([.C28]* 4 + 1)" office:value-type="float" office:value="35">
            <text:p>35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formula="of:=IF([.A29] = &quot;L&quot;;1;IF([.A29]=&quot;M&quot;;15;IF([.A29]=&quot;H&quot;;30))) + IF([.B29] = &quot;L&quot;;1;IF([.B29]=&quot;M&quot;;15;IF([.B29]=&quot;H&quot;;30))) + ([.C29]* 4 + 1)" office:value-type="float" office:value="39">
            <text:p>39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 table:formula="of:=IF([.A30] = &quot;L&quot;;1;IF([.A30]=&quot;M&quot;;15;IF([.A30]=&quot;H&quot;;30))) + IF([.B30] = &quot;L&quot;;1;IF([.B30]=&quot;M&quot;;15;IF([.B30]=&quot;H&quot;;30))) + ([.C30]* 4 + 1)" office:value-type="float" office:value="43">
            <text:p>43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formula="of:=IF([.A31] = &quot;L&quot;;1;IF([.A31]=&quot;M&quot;;15;IF([.A31]=&quot;H&quot;;30))) + IF([.B31] = &quot;L&quot;;1;IF([.B31]=&quot;M&quot;;15;IF([.B31]=&quot;H&quot;;30))) + ([.C31]* 4 + 1)" office:value-type="float" office:value="47">
            <text:p>47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formula="of:=IF([.A32] = &quot;L&quot;;1;IF([.A32]=&quot;M&quot;;15;IF([.A32]=&quot;H&quot;;30))) + IF([.B32] = &quot;L&quot;;1;IF([.B32]=&quot;M&quot;;15;IF([.B32]=&quot;H&quot;;30))) + ([.C32]* 4 + 1)" office:value-type="float" office:value="32">
            <text:p>32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float" office:value="1">
            <text:p>1</text:p>
          </table:table-cell>
          <table:table-cell table:formula="of:=IF([.A33] = &quot;L&quot;;1;IF([.A33]=&quot;M&quot;;15;IF([.A33]=&quot;H&quot;;30))) + IF([.B33] = &quot;L&quot;;1;IF([.B33]=&quot;M&quot;;15;IF([.B33]=&quot;H&quot;;30))) + ([.C33]* 4 + 1)" office:value-type="float" office:value="36">
            <text:p>36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formula="of:=IF([.A34] = &quot;L&quot;;1;IF([.A34]=&quot;M&quot;;15;IF([.A34]=&quot;H&quot;;30))) + IF([.B34] = &quot;L&quot;;1;IF([.B34]=&quot;M&quot;;15;IF([.B34]=&quot;H&quot;;30))) + ([.C34]* 4 + 1)" office:value-type="float" office:value="40">
            <text:p>40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formula="of:=IF([.A35] = &quot;L&quot;;1;IF([.A35]=&quot;M&quot;;15;IF([.A35]=&quot;H&quot;;30))) + IF([.B35] = &quot;L&quot;;1;IF([.B35]=&quot;M&quot;;15;IF([.B35]=&quot;H&quot;;30))) + ([.C35]* 4 + 1)" office:value-type="float" office:value="44">
            <text:p>44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float" office:value="4">
            <text:p>4</text:p>
          </table:table-cell>
          <table:table-cell table:formula="of:=IF([.A36] = &quot;L&quot;;1;IF([.A36]=&quot;M&quot;;15;IF([.A36]=&quot;H&quot;;30))) + IF([.B36] = &quot;L&quot;;1;IF([.B36]=&quot;M&quot;;15;IF([.B36]=&quot;H&quot;;30))) + ([.C36]* 4 + 1)" office:value-type="float" office:value="48">
            <text:p>48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formula="of:=IF([.A37] = &quot;L&quot;;1;IF([.A37]=&quot;M&quot;;15;IF([.A37]=&quot;H&quot;;30))) + IF([.B37] = &quot;L&quot;;1;IF([.B37]=&quot;M&quot;;15;IF([.B37]=&quot;H&quot;;30))) + ([.C37]* 4 + 1)" office:value-type="float" office:value="46">
            <text:p>46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IF([.A38] = &quot;L&quot;;1;IF([.A38]=&quot;M&quot;;15;IF([.A38]=&quot;H&quot;;30))) + IF([.B38] = &quot;L&quot;;1;IF([.B38]=&quot;M&quot;;15;IF([.B38]=&quot;H&quot;;30))) + ([.C38]* 4 + 1)" office:value-type="float" office:value="50">
            <text:p>50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formula="of:=IF([.A39] = &quot;L&quot;;1;IF([.A39]=&quot;M&quot;;15;IF([.A39]=&quot;H&quot;;30))) + IF([.B39] = &quot;L&quot;;1;IF([.B39]=&quot;M&quot;;15;IF([.B39]=&quot;H&quot;;30))) + ([.C39]* 4 + 1)" office:value-type="float" office:value="54">
            <text:p>54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IF([.A40] = &quot;L&quot;;1;IF([.A40]=&quot;M&quot;;15;IF([.A40]=&quot;H&quot;;30))) + IF([.B40] = &quot;L&quot;;1;IF([.B40]=&quot;M&quot;;15;IF([.B40]=&quot;H&quot;;30))) + ([.C40]* 4 + 1)" office:value-type="float" office:value="58">
            <text:p>58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formula="of:=IF([.A41] = &quot;L&quot;;1;IF([.A41]=&quot;M&quot;;15;IF([.A41]=&quot;H&quot;;30))) + IF([.B41] = &quot;L&quot;;1;IF([.B41]=&quot;M&quot;;15;IF([.B41]=&quot;H&quot;;30))) + ([.C41]* 4 + 1)" office:value-type="float" office:value="62">
            <text:p>62</text:p>
          </table:table-cell>
        </table:table-row>
        <table:table-row table:style-name="ro2">
          <table:table-cell table:number-columns-repeated="2" office:value-type="string">
            <text:p>H</text:p>
          </table:table-cell>
          <table:table-cell office:value-type="float" office:value="0">
            <text:p>0</text:p>
          </table:table-cell>
          <table:table-cell table:formula="of:=IF([.A42] = &quot;L&quot;;1;IF([.A42]=&quot;M&quot;;15;IF([.A42]=&quot;H&quot;;30))) + IF([.B42] = &quot;L&quot;;1;IF([.B42]=&quot;M&quot;;15;IF([.B42]=&quot;H&quot;;30))) + ([.C42]* 4 + 1)" office:value-type="float" office:value="61">
            <text:p>61</text:p>
          </table:table-cell>
        </table:table-row>
        <table:table-row table:style-name="ro2">
          <table:table-cell table:number-columns-repeated="2" office:value-type="string">
            <text:p>H</text:p>
          </table:table-cell>
          <table:table-cell office:value-type="float" office:value="1">
            <text:p>1</text:p>
          </table:table-cell>
          <table:table-cell table:formula="of:=IF([.A43] = &quot;L&quot;;1;IF([.A43]=&quot;M&quot;;15;IF([.A43]=&quot;H&quot;;30))) + IF([.B43] = &quot;L&quot;;1;IF([.B43]=&quot;M&quot;;15;IF([.B43]=&quot;H&quot;;30))) + ([.C43]* 4 + 1)" office:value-type="float" office:value="65">
            <text:p>65</text:p>
          </table:table-cell>
        </table:table-row>
        <table:table-row table:style-name="ro2">
          <table:table-cell table:number-columns-repeated="2" office:value-type="string">
            <text:p>H</text:p>
          </table:table-cell>
          <table:table-cell office:value-type="float" office:value="2">
            <text:p>2</text:p>
          </table:table-cell>
          <table:table-cell table:formula="of:=IF([.A44] = &quot;L&quot;;1;IF([.A44]=&quot;M&quot;;15;IF([.A44]=&quot;H&quot;;30))) + IF([.B44] = &quot;L&quot;;1;IF([.B44]=&quot;M&quot;;15;IF([.B44]=&quot;H&quot;;30))) + ([.C44]* 4 + 1)" office:value-type="float" office:value="69">
            <text:p>69</text:p>
          </table:table-cell>
        </table:table-row>
        <table:table-row table:style-name="ro2">
          <table:table-cell table:number-columns-repeated="2" office:value-type="string">
            <text:p>H</text:p>
          </table:table-cell>
          <table:table-cell office:value-type="float" office:value="3">
            <text:p>3</text:p>
          </table:table-cell>
          <table:table-cell table:formula="of:=IF([.A45] = &quot;L&quot;;1;IF([.A45]=&quot;M&quot;;15;IF([.A45]=&quot;H&quot;;30))) + IF([.B45] = &quot;L&quot;;1;IF([.B45]=&quot;M&quot;;15;IF([.B45]=&quot;H&quot;;30))) + ([.C45]* 4 + 1)" office:value-type="float" office:value="73">
            <text:p>73</text:p>
          </table:table-cell>
        </table:table-row>
        <table:table-row table:style-name="ro2">
          <table:table-cell table:number-columns-repeated="2" office:value-type="string">
            <text:p>H</text:p>
          </table:table-cell>
          <table:table-cell office:value-type="float" office:value="4">
            <text:p>4</text:p>
          </table:table-cell>
          <table:table-cell table:formula="of:=IF([.A46] = &quot;L&quot;;1;IF([.A46]=&quot;M&quot;;15;IF([.A46]=&quot;H&quot;;30))) + IF([.B46] = &quot;L&quot;;1;IF([.B46]=&quot;M&quot;;15;IF([.B46]=&quot;H&quot;;30))) + ([.C46]* 4 + 1)" office:value-type="float" office:value="77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2:21:29.72</meta:creation-date>
    <dc:date>2014-04-07T12:34:19.91</dc:date>
    <meta:editing-duration>P0D</meta:editing-duration>
    <meta:editing-cycles>1</meta:editing-cycles>
    <meta:document-statistic meta:table-count="1" meta:cell-count="184" meta:object-count="0"/>
    <meta:generator>LibreOffice/4.0.4.2$Windows_x86 LibreOffice_project/9e9821abd0ffdbc09cd8c52eaa574fa09eb08f2</meta:generator>
  </office:meta>
</office:document-meta>
</file>